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27T14:55:46.597171490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6" meta:paragraph-count="100" meta:word-count="200" meta:character-count="992" meta:non-whitespace-character-count="992"/>
  </office:meta>
</office:document-meta>
</file>